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weight="bold" style:font-weight-asian="bold" style:font-weight-complex="bold"/>
    </style:style>
    <style:style style:name="P3" style:family="paragraph" style:parent-style-name="Standard">
      <style:paragraph-properties fo:text-align="center" style:justify-single-word="false"/>
      <style:text-properties style:font-name="Arial1" fo:font-weight="bold" style:font-weight-asian="bold" style:font-weight-complex="bold"/>
    </style:style>
    <style:style style:name="P4" style:family="paragraph" style:parent-style-name="Standard">
      <style:text-properties style:font-name="Arial1" fo:font-weight="bold" officeooo:rsid="000dfbd2" officeooo:paragraph-rsid="002a7494" style:font-weight-asian="bold" style:font-weight-complex="bold"/>
    </style:style>
    <style:style style:name="P5" style:family="paragraph" style:parent-style-name="Standard">
      <style:text-properties style:font-name="Arial1" fo:font-weight="bold" officeooo:rsid="002904a2" officeooo:paragraph-rsid="002904a2" style:font-weight-asian="bold" style:font-weight-complex="bold"/>
    </style:style>
    <style:style style:name="P6" style:family="paragraph" style:parent-style-name="Standard">
      <style:text-properties style:font-name="Arial1" fo:font-weight="bold" officeooo:paragraph-rsid="002a7494" style:font-weight-asian="bold" style:font-weight-complex="bold"/>
    </style:style>
    <style:style style:name="P7" style:family="paragraph" style:parent-style-name="Standard">
      <style:text-properties style:font-name="Arial1" fo:font-weight="normal" style:font-weight-asian="normal" style:font-weight-complex="normal"/>
    </style:style>
    <style:style style:name="P8" style:family="paragraph" style:parent-style-name="Standard">
      <style:paragraph-properties fo:text-align="center" style:justify-single-word="false"/>
      <style:text-properties style:font-name="Arial1" fo:font-weight="normal" officeooo:rsid="001c3957" officeooo:paragraph-rsid="001c3957" style:font-weight-asian="normal" style:font-weight-complex="normal"/>
    </style:style>
    <style:style style:name="P9" style:family="paragraph" style:parent-style-name="Standard">
      <style:text-properties style:font-name="Arial1" fo:font-weight="normal" officeooo:rsid="000dfbd2" officeooo:paragraph-rsid="002a7494" style:font-weight-asian="normal" style:font-weight-complex="normal"/>
    </style:style>
    <style:style style:name="P10" style:family="paragraph" style:parent-style-name="Standard">
      <style:text-properties style:font-name="Arial1" fo:font-weight="normal" officeooo:rsid="00100d07" officeooo:paragraph-rsid="002a7494" style:font-weight-asian="normal" style:font-weight-complex="normal"/>
    </style:style>
    <style:style style:name="P11" style:family="paragraph" style:parent-style-name="Standard">
      <style:text-properties style:font-name="Arial1" fo:font-weight="normal" officeooo:rsid="002904a2" officeooo:paragraph-rsid="002904a2" style:font-weight-asian="normal" style:font-weight-complex="normal"/>
    </style:style>
    <style:style style:name="P12" style:family="paragraph" style:parent-style-name="Standard">
      <style:text-properties style:font-name="Arial1" fo:font-weight="normal" officeooo:rsid="002a7494" officeooo:paragraph-rsid="002a7494" style:font-weight-asian="normal" style:font-weight-complex="normal"/>
    </style:style>
    <style:style style:name="P13" style:family="paragraph" style:parent-style-name="Standard">
      <style:text-properties style:font-name="Arial1" fo:font-weight="normal" officeooo:paragraph-rsid="002a7494" style:font-weight-asian="normal" style:font-weight-complex="normal"/>
    </style:style>
    <style:style style:name="P14" style:family="paragraph" style:parent-style-name="Standard">
      <style:text-properties style:font-name="Arial1" style:text-underline-style="solid" style:text-underline-width="auto" style:text-underline-color="font-color"/>
    </style:style>
    <style:style style:name="P15" style:family="paragraph" style:parent-style-name="Standard">
      <style:text-properties style:font-name="Arial1" style:text-underline-style="solid" style:text-underline-width="auto" style:text-underline-color="font-color" officeooo:rsid="000dfbd2" officeooo:paragraph-rsid="000dfbd2"/>
    </style:style>
    <style:style style:name="P16" style:family="paragraph" style:parent-style-name="Standard">
      <style:text-properties style:font-name="Arial1" style:text-underline-style="solid" style:text-underline-width="auto" style:text-underline-color="font-color" officeooo:rsid="0025f48c" officeooo:paragraph-rsid="0025f48c"/>
    </style:style>
    <style:style style:name="P17" style:family="paragraph" style:parent-style-name="Standard">
      <style:text-properties style:font-name="Arial1" style:text-underline-style="solid" style:text-underline-width="auto" style:text-underline-color="font-color" officeooo:rsid="002904a2" officeooo:paragraph-rsid="002904a2"/>
    </style:style>
    <style:style style:name="P18" style:family="paragraph" style:parent-style-name="Standard">
      <style:text-properties style:font-name="Arial1" style:text-underline-style="solid" style:text-underline-width="auto" style:text-underline-color="font-color" officeooo:rsid="0029c6f3" officeooo:paragraph-rsid="0029c6f3"/>
    </style:style>
    <style:style style:name="P19" style:family="paragraph" style:parent-style-name="Standard">
      <style:text-properties style:font-name="Arial1" style:text-underline-style="solid" style:text-underline-width="auto" style:text-underline-color="font-color" officeooo:rsid="002a7494" officeooo:paragraph-rsid="002a7494"/>
    </style:style>
    <style:style style:name="P20" style:family="paragraph" style:parent-style-name="Standard">
      <style:text-properties style:font-name="Arial1" officeooo:rsid="000d4862" officeooo:paragraph-rsid="000d4862"/>
    </style:style>
    <style:style style:name="P21" style:family="paragraph" style:parent-style-name="Standard">
      <style:text-properties style:font-name="Arial1" officeooo:paragraph-rsid="000d4862"/>
    </style:style>
    <style:style style:name="P22" style:family="paragraph" style:parent-style-name="Standard">
      <style:text-properties style:font-name="Arial1" officeooo:rsid="000dfbd2" officeooo:paragraph-rsid="002904a2"/>
    </style:style>
    <style:style style:name="P23" style:family="paragraph" style:parent-style-name="Standard">
      <style:text-properties style:font-name="Arial1" officeooo:rsid="000dfbd2" officeooo:paragraph-rsid="000dfbd2"/>
    </style:style>
    <style:style style:name="P24" style:family="paragraph" style:parent-style-name="Standard">
      <style:text-properties style:font-name="Arial1" officeooo:rsid="000dfbd2" officeooo:paragraph-rsid="002a7494"/>
    </style:style>
    <style:style style:name="P25" style:family="paragraph" style:parent-style-name="Standard">
      <style:text-properties style:font-name="Arial1" style:text-underline-style="none" officeooo:rsid="002904a2" officeooo:paragraph-rsid="002904a2"/>
    </style:style>
    <style:style style:name="P26" style:family="paragraph" style:parent-style-name="Standard">
      <style:text-properties style:font-name="Arial1" style:text-underline-style="none" fo:font-weight="bold" officeooo:rsid="002a7494" officeooo:paragraph-rsid="002a7494" style:font-weight-asian="bold" style:font-weight-complex="bold"/>
    </style:style>
    <style:style style:name="P27" style:family="paragraph" style:parent-style-name="Standard">
      <style:text-properties style:font-name="Arial1" style:text-underline-style="none" officeooo:rsid="00297cb6" officeooo:paragraph-rsid="00297cb6"/>
    </style:style>
    <style:style style:name="P28" style:family="paragraph" style:parent-style-name="Standard">
      <style:text-properties style:font-name="Arial1" style:text-underline-style="none" officeooo:rsid="002a7494" officeooo:paragraph-rsid="002a7494"/>
    </style:style>
    <style:style style:name="P29" style:family="paragraph" style:parent-style-name="Standard">
      <style:text-properties style:font-name="Arial1" officeooo:rsid="0025f48c" officeooo:paragraph-rsid="0025f48c"/>
    </style:style>
    <style:style style:name="P30" style:family="paragraph" style:parent-style-name="Standard">
      <style:text-properties style:font-name="Arial1" officeooo:rsid="00274753" officeooo:paragraph-rsid="00274753"/>
    </style:style>
    <style:style style:name="P31" style:family="paragraph" style:parent-style-name="Standard">
      <style:text-properties style:font-name="Arial1" officeooo:rsid="0029c6f3" officeooo:paragraph-rsid="0029c6f3"/>
    </style:style>
    <style:style style:name="P32" style:family="paragraph" style:parent-style-name="Standard">
      <style:text-properties style:font-name="Arial1" officeooo:rsid="002a1e24" officeooo:paragraph-rsid="002a7494"/>
    </style:style>
    <style:style style:name="P33" style:family="paragraph" style:parent-style-name="Standard">
      <style:text-properties style:font-name="Arial1" fo:font-style="italic" fo:font-weight="normal" officeooo:rsid="000dfbd2" officeooo:paragraph-rsid="002a7494" style:font-style-asian="italic" style:font-weight-asian="normal" style:font-style-complex="italic" style:font-weight-complex="normal"/>
    </style:style>
    <style:style style:name="P34" style:family="paragraph" style:parent-style-name="Standard">
      <style:text-properties style:font-name="Arial1" fo:font-style="italic" style:text-underline-style="none" officeooo:rsid="002a7494" officeooo:paragraph-rsid="002a7494" style:font-style-asian="italic" style:font-style-complex="italic"/>
    </style:style>
    <style:style style:name="P35" style:family="paragraph" style:parent-style-name="Standard">
      <style:text-properties style:font-name="Arial1" fo:font-style="normal" fo:font-weight="normal" officeooo:rsid="000dfbd2" officeooo:paragraph-rsid="002a7494" style:font-style-asian="normal" style:font-weight-asian="normal" style:font-style-complex="normal" style:font-weight-complex="normal"/>
    </style:style>
    <style:style style:name="P36" style:family="paragraph" style:parent-style-name="Standard">
      <style:text-properties style:font-name="Arial1" officeooo:paragraph-rsid="002a7494"/>
    </style:style>
    <style:style style:name="P37" style:family="paragraph" style:parent-style-name="Standard">
      <style:text-properties style:font-name="Arial1" officeooo:rsid="002a7494" officeooo:paragraph-rsid="002a7494"/>
    </style:style>
    <style:style style:name="P38" style:family="paragraph" style:parent-style-name="Standard">
      <style:text-properties style:font-name="Arial1" officeooo:rsid="002e10ae" officeooo:paragraph-rsid="002e10ae"/>
    </style:style>
    <style:style style:name="P39" style:family="paragraph" style:parent-style-name="Standard" style:list-style-name="L1">
      <style:text-properties style:font-name="Arial1" officeooo:rsid="000d4862" officeooo:paragraph-rsid="000d4862"/>
    </style:style>
    <style:style style:name="P40" style:family="paragraph" style:parent-style-name="Standard" style:list-style-name="L1">
      <style:text-properties style:font-name="Arial1" officeooo:rsid="0025f48c" officeooo:paragraph-rsid="0025f48c"/>
    </style:style>
    <style:style style:name="P41" style:family="paragraph" style:parent-style-name="Standard" style:list-style-name="L3">
      <style:text-properties style:font-name="Arial1" officeooo:rsid="0025f48c" officeooo:paragraph-rsid="0025f48c"/>
    </style:style>
    <style:style style:name="P42" style:family="paragraph" style:parent-style-name="Standard" style:list-style-name="L3">
      <style:text-properties style:font-name="Arial1" officeooo:rsid="0025f48c" officeooo:paragraph-rsid="002e89e4"/>
    </style:style>
    <style:style style:name="P43" style:family="paragraph" style:parent-style-name="Standard" style:list-style-name="L2">
      <style:text-properties style:font-name="Arial1" officeooo:rsid="002a7494" officeooo:paragraph-rsid="002a7494"/>
    </style:style>
    <style:style style:name="P44" style:family="paragraph" style:parent-style-name="Standard" style:list-style-name="L4">
      <style:text-properties style:font-name="Arial1" officeooo:rsid="00274753" officeooo:paragraph-rsid="00274753"/>
    </style:style>
    <style:style style:name="P45" style:family="paragraph" style:parent-style-name="Standard" style:list-style-name="L5">
      <style:text-properties style:font-name="Arial1" officeooo:rsid="000dfbd2" officeooo:paragraph-rsid="002904a2"/>
    </style:style>
    <style:style style:name="P46" style:family="paragraph" style:parent-style-name="Standard" style:list-style-name="L8">
      <style:text-properties style:font-name="Arial1" officeooo:rsid="000dfbd2" officeooo:paragraph-rsid="002a7494"/>
    </style:style>
    <style:style style:name="P47" style:family="paragraph" style:parent-style-name="Standard" style:list-style-name="L6">
      <style:text-properties style:font-name="Arial1" fo:font-weight="normal" officeooo:rsid="002904a2" officeooo:paragraph-rsid="002904a2" style:font-weight-asian="normal" style:font-weight-complex="normal"/>
    </style:style>
    <style:style style:name="P48" style:family="paragraph" style:parent-style-name="Standard" style:list-style-name="L9">
      <style:text-properties style:font-name="Arial1" fo:font-weight="normal" officeooo:rsid="000dfbd2" officeooo:paragraph-rsid="002a7494" style:font-weight-asian="normal" style:font-weight-complex="normal"/>
    </style:style>
    <style:style style:name="P49" style:family="paragraph" style:parent-style-name="Standard" style:list-style-name="L10">
      <style:text-properties style:font-name="Arial1" fo:font-weight="normal" officeooo:rsid="000dfbd2" officeooo:paragraph-rsid="002a7494" style:font-weight-asian="normal" style:font-weight-complex="normal"/>
    </style:style>
    <style:style style:name="P50" style:family="paragraph" style:parent-style-name="Standard" style:list-style-name="L7">
      <style:text-properties style:font-name="Arial1" style:text-underline-style="none" officeooo:rsid="00297cb6" officeooo:paragraph-rsid="00297cb6"/>
    </style:style>
    <style:style style:name="P51" style:family="paragraph" style:parent-style-name="Standard" style:list-style-name="L11">
      <style:text-properties style:font-name="Arial1" style:text-underline-style="none" officeooo:rsid="002a7494" officeooo:paragraph-rsid="002e10ae"/>
    </style:style>
    <style:style style:name="P52" style:family="paragraph" style:parent-style-name="Standard" style:list-style-name="L12">
      <style:text-properties style:font-name="Arial1" style:text-underline-style="none" officeooo:rsid="002a7494" officeooo:paragraph-rsid="002a7494"/>
    </style:style>
    <style:style style:name="T1" style:family="text">
      <style:text-properties fo:font-weight="bold" style:font-weight-asian="bold" style:font-weight-complex="bold"/>
    </style:style>
    <style:style style:name="T2" style:family="text">
      <style:text-properties fo:font-weight="bold" officeooo:rsid="000dfbd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fbd2" style:font-weight-asian="normal" style:font-weight-complex="normal"/>
    </style:style>
    <style:style style:name="T5" style:family="text">
      <style:text-properties officeooo:rsid="000d4862"/>
    </style:style>
    <style:style style:name="T6" style:family="text">
      <style:text-properties officeooo:rsid="000dfbd2"/>
    </style:style>
    <style:style style:name="T7" style:family="text">
      <style:text-properties officeooo:rsid="001dac70"/>
    </style:style>
    <style:style style:name="T8" style:family="text">
      <style:text-properties officeooo:rsid="001fa13b"/>
    </style:style>
    <style:style style:name="T9" style:family="text">
      <style:text-properties officeooo:rsid="0025f48c"/>
    </style:style>
    <style:style style:name="T10" style:family="text">
      <style:text-properties style:text-underline-style="solid" style:text-underline-width="auto" style:text-underline-color="font-color"/>
    </style:style>
    <style:style style:name="T11" style:family="text">
      <style:text-properties officeooo:rsid="00289413"/>
    </style:style>
    <style:style style:name="T12" style:family="text">
      <style:text-properties officeooo:rsid="002904a2"/>
    </style:style>
    <style:style style:name="T13" style:family="text">
      <style:text-properties fo:font-style="italic" fo:font-weight="normal" officeooo:rsid="000dfbd2" style:font-style-asian="italic" style:font-weight-asian="normal" style:font-style-complex="italic" style:font-weight-complex="normal"/>
    </style:style>
    <style:style style:name="T14" style:family="text">
      <style:text-properties officeooo:rsid="002a7494"/>
    </style:style>
    <style:style style:name="T15" style:family="text">
      <style:text-properties officeooo:rsid="002b08f8"/>
    </style:style>
    <style:style style:name="T16" style:family="text">
      <style:text-properties officeooo:rsid="002ce9cd"/>
    </style:style>
    <style:style style:name="T17" style:family="text">
      <style:text-properties officeooo:rsid="002e10ae"/>
    </style:style>
    <style:style style:name="T18" style:family="text">
      <style:text-properties officeooo:rsid="002e89e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station Météo de l'ASAP Lille</text:p>
      <text:p text:style-name="P8">Le <text:span text:style-name="T14">3 octobre</text:span> 2023</text:p>
      <text:p text:style-name="P1"/>
      <text:p text:style-name="P1">La station météo est composée d'un module central et de plusieurs capteurs. Actuellement il existe 6 types de capteurs qui peuvent être connectés à la station météo. <text:span text:style-name="T5">Cette station propose un point d’accès WIFI qui pourra être utilisé pour suivre les remontées d’information des capteurs dans une page web. Il peut optionnellement être connecté à internet pour initialiser la date et l’heure du jour de sa mise sous tension. </text:span></text:p>
      <text:p text:style-name="P20">Dans le cas où la station n’est pas connectée à internet, la date et l’heure courante sera initialisée en chargeant la page web à cette adresse IP : 192.168.4.1</text:p>
      <text:p text:style-name="P14"/>
      <text:p text:style-name="P15">L’aspect matériel</text:p>
      <text:p text:style-name="P14"/>
      <text:p text:style-name="P21">Le module central de la station météo est composé <text:span text:style-name="T5">d’une carte ESP32-CAM qui est enfichée dans une autre carte qui est utilisée pour la connexion USB (POPESQ® 1 pcs. x ESP32-CAM-MB Programmateur #A4444) pour y injecter le programme et pour l’alimenter. A noter que la fonction CAM de la carte n’est pas utile mais il a été choisi car il embarque une carte SD.</text:span></text:p>
      <text:p text:style-name="P21"><text:span text:style-name="T5">Ce module central est lui est même organisé en plusieurs </text:span><text:span text:style-name="T7">modules logiciels</text:span><text:span text:style-name="T5"> ayant chacun leur </text:span><text:span text:style-name="T15">utilité</text:span><text:span text:style-name="T5">:</text:span></text:p>
      <text:list text:style-name="L1">
        <text:list-item>
          <text:p text:style-name="P39">Module <text:span text:style-name="T9">FILE </text:span>: il <text:span text:style-name="T9">regroupe les fonctions </text:span><text:s/><text:span text:style-name="T9">qui accèdent <text:s/>aux fichiers de l’application</text:span></text:p>
        </text:list-item>
        <text:list-item>
          <text:p text:style-name="P39">Module <text:span text:style-name="T9">TIME</text:span> : il <text:span text:style-name="T9">regroupe les fonctions qui gèrent l’horodatage</text:span> </text:p>
        </text:list-item>
        <text:list-item>
          <text:p text:style-name="P39">Module <text:span text:style-name="T9">WIFI</text:span> : il <text:span text:style-name="T9">regroupe les fonctions qui permettent</text:span> l<text:span text:style-name="T9">a connexion au réseau WiFi</text:span></text:p>
        </text:list-item>
        <text:list-item>
          <text:p text:style-name="P40">Module ESP_NOW : il regroupe les fonctions qui communiquent avec les capteurs </text:p>
        </text:list-item>
        <text:list-item>
          <text:p text:style-name="P40">Module BOARD : regroupe les fonctions qui gèrent les données d’un capteur</text:p>
        </text:list-item>
        <text:list-item>
          <text:p text:style-name="P40">Module MESURES : il regroupe les fonctions qui gèrent les mesures envoyées par les capteurs</text:p>
          <text:p text:style-name="P39"/>
        </text:list-item>
      </text:list>
      <text:p text:style-name="P23">Il faudra prévoir un chargeur de téléphone avec prise USB pour alimenter le module central de la station météo.</text:p>
      <text:p text:style-name="P23"/>
      <text:p text:style-name="P37">Le module central prend en charge la gestion des requêtes HTTP envoyées par les navigateurs. </text:p>
      <text:p text:style-name="P37"/>
      <text:p text:style-name="P37"><text:span text:style-name="T1">L’affichage de la page web</text:span> est paramétré par deux fichiers présents sur la carte SD :</text:p>
      <text:list text:style-name="L2">
        <text:list-item>
          <text:p text:style-name="P43"><text:span text:style-name="T1">index.html</text:span> qui contient le cœur de la page web avec le tableau et les javascripts qui vont rendre cette page dynamique en fonction des données reçues par le serveur web. Le container «%boards% » est remplacé par le code html de chacune des mesures définie dans la configuration des capteurs.</text:p>
        </text:list-item>
        <text:list-item>
          <text:p text:style-name="P43"><text:span text:style-name="T1">board.html</text:span> qui contient le fragment html qui décrit comment s’affiche une mesure envoyée par un capteur. <text:s/>Dans ce fichier, <text:span text:style-name="T6">apparaissent les variables %id%, %owner%, %typemesure%, %unite% et %title% propres à chaque type de mesure </text:span>(voir module mesure plus loin dans ce document)<text:span text:style-name="T6">. Bien entendu, entre les caractères % nous retrouvons le nom de chaque variable définie dans le fichier </text:span><text:span text:style-name="T2">board.csv</text:span></text:p>
        </text:list-item>
      </text:list>
      <text:p text:style-name="P37"/>
      <text:p text:style-name="P29"><text:span text:style-name="T10">Le module FILE</text:span> </text:p>
      <text:p text:style-name="P29">Ce module regroupe les fonctions <text:span text:style-name="T5"><text:s/></text:span>qui accèdent <text:s/>aux fichiers de l’application. Dans sa version actuelle, ce module gère les fichiers stockés sur une carte SD.</text:p>
      <text:p text:style-name="P29">Il offre une interface composée d<text:span text:style-name="T16">es</text:span> fonctions :</text:p>
      <text:p text:style-name="P29"/>
      <text:list xml:id="list4207856776" text:style-name="L3">
        <text:list-item>
          <text:p text:style-name="P42">bool <text:span text:style-name="T18">setup_File</text:span>(); // initialise l’accès aux fichiers pour ce module et retourne un booléen indiquant si cet accès est opérationnel</text:p>
        </text:list-item>
        <text:list-item>
          <text:p text:style-name="P42"><text:soft-page-break/>void print<text:span text:style-name="T18">_</text:span>File(char * path); // pour le debug, affiche sur la liaison série le contenu d’un fichier dont le chemin est fourni en argument</text:p>
        </text:list-item>
        <text:list-item>
          <text:p text:style-name="P41">String readHtml<text:span text:style-name="T18">_File</text:span>(char * filename); // Retourne dans une String le contenu d’un fichier dont le nom est fourni en argument</text:p>
        </text:list-item>
        <text:list-item>
          <text:p text:style-name="P41">bool initSDCard<text:span text:style-name="T18">_File</text:span>(); // initialise l’accès aux fichiers pour ce module et retourne un booléen indiquant si cet accès est opérationnel</text:p>
        </text:list-item>
        <text:list-item>
          <text:p text:style-name="P41">bool testSDCard<text:span text:style-name="T18">_File</text:span>(); // Retourne un booléen indiquant si l’accès en lecture au fichier de configuration (/config.txt) est correct</text:p>
        </text:list-item>
        <text:list-item>
          <text:p text:style-name="P41">bool getSDstatus<text:span text:style-name="T18">_File</text:span>(); // Retourne un booléen qui indique l’état actuel du module </text:p>
        </text:list-item>
        <text:list-item>
          <text:p text:style-name="P41">void append<text:span text:style-name="T18">_</text:span>File(const char * message) ; // Ajoute en fin du fichier /mesures.csv la chaîne de caractères passée en argument</text:p>
        </text:list-item>
        <text:list-item>
          <text:p text:style-name="P41">void writeLog<text:span text:style-name="T18">_File</text:span>(String message);</text:p>
        </text:list-item>
      </text:list>
      <text:p text:style-name="P29"/>
      <text:p text:style-name="P29">La présence des fichiers /config.txt et /mesures.csv est indispensable au bon fonctionnement de ce module. </text:p>
      <text:p text:style-name="P29">Le fichier /mesures.csv contient une suite de lignes et chacune des lignes contient la description d’une mesure au format CSV (le caractère ; est utilisé comme séparateur de champs)</text:p>
      <text:p text:style-name="P29"/>
      <text:p text:style-name="P16">Le module TIME</text:p>
      <text:p text:style-name="P30">Ce module <text:span text:style-name="T9">regroupe les fonctions qui gèrent l’horodatage. </text:span>La version actuelle comprend 7 fonctions :</text:p>
      <text:list text:style-name="L4">
        <text:list-item>
          <text:p text:style-name="P44">unsigned long get_EpochTime(); // Retourne la date et heure définie lors de l’initialisation du serveur central</text:p>
        </text:list-item>
        <text:list-item>
          <text:p text:style-name="P44">void set_EpochTime(unsigned long ep); // Définit la date et l’heure d’initialisation du serveur central (soit par un navigateur web qui s’y connecte, soit par un serveur NTP si un accès internet a été défini et est opérationnel)</text:p>
        </text:list-item>
        <text:list-item>
          <text:p text:style-name="P44">unsigned long getTime() ; // <text:span text:style-name="T11">Retourne la date et l’heure fournies par le serveur NTP</text:span></text:p>
        </text:list-item>
        <text:list-item>
          <text:p text:style-name="P44">unsigned long getCurrentTime(); // retourne la date et l’heure courante calculées à partir de la date et l’heure d’initialisation du module et de la durée de fonctionnement du serveur <text:span text:style-name="T11">depuis son démarrage</text:span>.</text:p>
        </text:list-item>
        <text:list-item>
          <text:p text:style-name="P44">String timeToString(unsigned long _t) ; // Retourne une chaîne de caractères lisible par un humain</text:p>
        </text:list-item>
        <text:list-item>
          <text:p text:style-name="P44">void _configTime(String serverNTP); // Si le serveur central est connecté à internet, cette fonction configure la date et l’heure d’initialisation en utilisant le serveur NTP défini en argument</text:p>
        </text:list-item>
      </text:list>
      <text:p text:style-name="P30"/>
      <text:p text:style-name="P17">Le module WIFI</text:p>
      <text:p text:style-name="P25">Ce module regroupe les fonctions qui permettent d’initialiser la configuration de l’accès WiFi. Les données utilisées pour cette configuration sont stockées sur la carte SD. </text:p>
      <text:p text:style-name="P22"><text:span text:style-name="T12">E</text:span>l<text:span text:style-name="T12">le</text:span>s sont définis dans les 4 premières lignes du fichier « /<text:span text:style-name="T1">config.txt </text:span>» qui est préparé pour un fonctionnement sans connexion à internet :</text:p>
      <text:list text:style-name="L5">
        <text:list-item>
          <text:p text:style-name="P45">Nom du réseau de la station : valeur initiale dans le fichier <text:span text:style-name="T1">stationMeteo </text:span></text:p>
        </text:list-item>
        <text:list-item>
          <text:p text:style-name="P45"><text:span text:style-name="T1">SSID</text:span><text:span text:style-name="T3"> de la box WIFI du domicile : ligne vide si pas de connexion internet ou ssid de la box</text:span></text:p>
        </text:list-item>
        <text:list-item>
          <text:p text:style-name="P45"><text:span text:style-name="T1">Mot de passe</text:span><text:span text:style-name="T3"> de la box WIFI : <text:s/>ligne vide si pas de connexion internet</text:span></text:p>
        </text:list-item>
        <text:list-item>
          <text:p text:style-name="P45"><text:span text:style-name="T1">Nom du serveur NTP</text:span><text:span text:style-name="T3"> utilisé pour récupérer la date et l’heure courante : <text:s/>ligne vide si pas de connexion internet ou </text:span><text:span text:style-name="T1">pool.ntp.org</text:span></text:p>
        </text:list-item>
      </text:list>
      <text:p text:style-name="P11">En voici la liste des fonctions :</text:p>
      <text:list text:style-name="L6">
        <text:list-item>
          <text:p text:style-name="P47">bool isWiFIConnected(); // Retourne l’état de la connexion à internet</text:p>
        </text:list-item>
        <text:list-item>
          <text:p text:style-name="P47">String getSsid(); // Retourne le nom du réseau de la station météo accessible à l’IP 192.168.4.1 (par défaut c’est stationMeteo)</text:p>
        </text:list-item>
        <text:list-item>
          <text:p text:style-name="P47"><text:soft-page-break/>String getBoxSsid(); // Retourne le nom de réseau de la box qui fournit l’accès internet</text:p>
        </text:list-item>
        <text:list-item>
          <text:p text:style-name="P47">String getPassword(); // Retourne le mot de passe de cet accès internet</text:p>
        </text:list-item>
        <text:list-item>
          <text:p text:style-name="P47">String getNtpServer(); // Retourne le nom du serveur NTP à utiliser</text:p>
        </text:list-item>
        <text:list-item>
          <text:p text:style-name="P47">void setSsid(String s); // Positionne dans ce module, le nom du réseau diffusé par le serveur</text:p>
        </text:list-item>
        <text:list-item>
          <text:p text:style-name="P47">void setBoxSsid(String s); // Positionne dans ce module, le nom du réseau de la box internet dans le</text:p>
        </text:list-item>
        <text:list-item>
          <text:p text:style-name="P47">void setPassword(String s);// Positionne dans ce module, le mot de passe de la box</text:p>
        </text:list-item>
        <text:list-item>
          <text:p text:style-name="P47">void setNtpServer(String s); //Positionne dans ce module, le nom du serveur NTP</text:p>
        </text:list-item>
        <text:list-item>
          <text:p text:style-name="P47">void config(); // fonction qui extrait puis charge les données de configuration stockées dans /config.txt</text:p>
        </text:list-item>
        <text:list-item>
          <text:p text:style-name="P47">void initWifi(); // exécute l’initialisation du module</text:p>
        </text:list-item>
        <text:list-item>
          <text:p text:style-name="P47">int getAlarmLedPin(); // Retourne l’état de la led qui indique l’état de la connexion WiFi</text:p>
        </text:list-item>
      </text:list>
      <text:p text:style-name="P5"/>
      <text:p text:style-name="P17">Le <text:s/>m<text:span text:style-name="T9">odule ESP_NOW</text:span></text:p>
      <text:p text:style-name="P27">Ce module regroupe les fonctions qui gèrent <text:s/>la connexion de Type ESP-NOW entre la carte centrale et les capteurs :</text:p>
      <text:list text:style-name="L7">
        <text:list-item>
          <text:p text:style-name="P50">void initESP_NOW(); // Pour initialiser le réseau ESP-NOW</text:p>
        </text:list-item>
        <text:list-item>
          <text:p text:style-name="P50">void setChan(int c); // définit le numéro de canal à utiliser pour le protocole ESP-NOW</text:p>
        </text:list-item>
        <text:list-item>
          <text:p text:style-name="P50">void printMAC(const uint8_t * mac_addr); // pour debug affiche une adresse MAC sur Serial</text:p>
        </text:list-item>
        <text:list-item>
          <text:p text:style-name="P50">bool addPeer(const uint8_t *peer_addr); // Ajoute un capteur à la liste de ceux qui sont entrés en communication avec la carte centrale</text:p>
        </text:list-item>
        <text:list-item>
          <text:p text:style-name="P50">void OnDataRecv(const uint8_t * mac_addr, const uint8_t *incomingData, int len); // fonction qui est exécutée lors de la réception d’un message provenant d’un capteur</text:p>
        </text:list-item>
        <text:list-item>
          <text:p text:style-name="P50">void OnDataSent(const uint8_t *mac_addr, esp_now_send_status_t status); // C’est une fonction qui est exécutée après l’envoi d’une message vers un capteur ( inutile dans la station météo)</text:p>
        </text:list-item>
        <text:list-item>
          <text:p text:style-name="P50"/>
        </text:list-item>
      </text:list>
      <text:p text:style-name="P34">Détails utiles pour coder un capteur </text:p>
      <text:p text:style-name="P26">Fonctionnement interne du module ESP_NOW </text:p>
      <text:p text:style-name="P36">L<text:span text:style-name="T5">e </text:span><text:s/><text:span text:style-name="T6">module ESP-NOW </text:span>collecte tous les messages envoyés par chacun des capteurs. </text:p>
      <text:p text:style-name="P24">Les capteurs envoient 2 types de message :</text:p>
      <text:list text:style-name="L8">
        <text:list-item>
          <text:p text:style-name="P46">un message de demande d’apairage sur le canal WIFI utilisé par le module central (type de message = 0)</text:p>
        </text:list-item>
        <text:list-item>
          <text:p text:style-name="P46">un message contenant des mesures (type de message = 1)</text:p>
        </text:list-item>
      </text:list>
      <text:p text:style-name="P24"/>
      <text:p text:style-name="P24">Le module central envoie un seul de type de message pour répondre positivement à la demande d’appairage </text:p>
      <text:p text:style-name="P24">La structure de chacun de ces messages est ainsi définie :</text:p>
      <text:p text:style-name="P24">Message de demande d’apairage sur le canal WIFI :</text:p>
      <text:p text:style-name="P4">typedef struct struct_pairing { <text:s text:c="6"/></text:p>
      <text:p text:style-name="P4"><text:s text:c="4"/>uint8_t msgType; <text:s/></text:p>
      <text:p text:style-name="P4"><text:s text:c="4"/>uint8_t id;</text:p>
      <text:p text:style-name="P4"><text:s text:c="4"/>uint8_t macAddr[6];</text:p>
      <text:p text:style-name="P4"><text:s text:c="4"/>uint8_t channel; // a été rendu no<text:span text:style-name="T14">n</text:span> obligatoire !</text:p>
      <text:p text:style-name="P4">} struct_pairing;</text:p>
      <text:p text:style-name="P24"/>
      <text:p text:style-name="P24">Pour répondre positivement à une demande d’apairage, le module central envoie la même <text:soft-page-break/>structure de message avec msgType=1 et indique son adresse mac et le numéro de canal qu’il utilise.</text:p>
      <text:p text:style-name="P36">Voici la structure du message envoyé par les capteurs <text:span text:style-name="T6">pour envoyer des mesures</text:span> :</text:p>
      <text:p text:style-name="P6"/>
      <text:p text:style-name="P6">// taille maximale = 250</text:p>
      <text:p text:style-name="P6">// ici taille = 18 octets</text:p>
      <text:p text:style-name="P6">typedef struct struct_message {</text:p>
      <text:p text:style-name="P6"><text:s text:c="2"/>uint8_t msgType; // 1 octet</text:p>
      <text:p text:style-name="P6"><text:s text:c="2"/>uint8_t id; // 1 octet</text:p>
      <text:p text:style-name="P6"><text:s text:c="2"/>unsigned int seqNum; // 4 octets → <text:span text:style-name="T6">n’est pas exploitée dans cette version (mais elle est stockée sur la carte SD)</text:span></text:p>
      <text:p text:style-name="P6"><text:s text:c="2"/>float valeurs[10]; // taille = 10 * 4 = 40 octets <text:s/>-&gt; on pourrait avoir float valeurs[60]</text:p>
      <text:p text:style-name="P6">} struct_message;</text:p>
      <text:p text:style-name="P13"/>
      <text:p text:style-name="P13">Une fois <text:span text:style-name="T7">un message de mesures </text:span>reçu, <text:span text:style-name="T6">l’application, crée la ou les mesures. Une mesure est créée p</text:span><text:span text:style-name="T7">ou</text:span><text:span text:style-name="T6">r </text:span><text:span text:style-name="T7">chaque </text:span><text:span text:style-name="T6">valeur envoyée.</text:span></text:p>
      <text:p text:style-name="P9">Ensuite chaque mesure est stockée sur la carte SD et la page <text:span text:style-name="T14">web </text:span>est mise à jour par exécution d’un code javascript déclenché par le module central.</text:p>
      <text:p text:style-name="P9">Le module central peut actuellement gérer jusqu’à 10 mesures par capteur, mais les tests ont <text:span text:style-name="T7">jusqu’ici </text:span>été limité à 3 mesures.</text:p>
      <text:p text:style-name="P10"/>
      <text:p text:style-name="P13"/>
      <text:p text:style-name="P31"><text:span text:style-name="T10">Le module BOARD</text:span> </text:p>
      <text:p text:style-name="P32">Chacun des capteurs est représenté par une variable de type BOARD. La configuration des l’ensemble des capteurs est stockée dans le fichier au format CSV <text:span text:style-name="T14">(</text:span><text:span text:style-name="T4">dont le caractère ; est le séparateur de champ)</text:span> <text:span text:style-name="T1">/boards.csv</text:span>.</text:p>
      <text:p text:style-name="P9"><text:span text:style-name="T14">Chaque ligne</text:span> d<text:span text:style-name="T14">u</text:span> fichier <text:span text:style-name="T1">boards.csv</text:span> <text:span text:style-name="T14">contient la description d’un capteur. Ce fichier </text:span>est modifiable soit par un éditeur de texte (comme Notepad++) soit par calc ou excel. Les différents <text:span text:style-name="T14">champs </text:span>d’une ligne sont <text:span text:style-name="T14">dans cet ordre</text:span> :</text:p>
      <text:list text:style-name="L9">
        <text:list-item>
          <text:p text:style-name="P48">id : l’identifiant du capteur (une valeur numérique de 1 à …)</text:p>
        </text:list-item>
        <text:list-item>
          <text:p text:style-name="P48">owner : le nom du responsable de ce capteur</text:p>
        </text:list-item>
        <text:list-item>
          <text:p text:style-name="P48">typemesures : une chaîne de caractères composée d’une suite d’un à trois types de mesure (typemesure) séparé par le caractère |. Chaque typemesure est identifié par un seul caractère. </text:p>
        </text:list-item>
        <text:list-item>
          <text:p text:style-name="P48">Unites : une chaîne de caractères composée d’une à trois unités (unite) séparées par le caractère |. Chaque unité est elle-même une chaîne de caractères qui ne doit pas contenir ni le caractère | ni le caractère ;</text:p>
        </text:list-item>
        <text:list-item>
          <text:p text:style-name="P48">titles : une chaîne de caractères composée d’un à trois « titles » (title) séparés par le caractère |. Chaque unité est elle-même une chaîne de caractères qui ne doit pas contenir ni le caractère | ni le caractère ;</text:p>
        </text:list-item>
      </text:list>
      <text:p text:style-name="P9"/>
      <text:p text:style-name="P12">Note : ces noms de champs sont utilisés dans le fichier board.html (lors de l’affichage d’une mesure dans une page web)</text:p>
      <text:p text:style-name="P12"/>
      <text:p text:style-name="P9">Voici la liste des caractères qui ont été choisis arbitrairement pour définir chacun un type de mesure :</text:p>
      <text:list text:style-name="L10">
        <text:list-item>
          <text:p text:style-name="P49">a : vitesse du vent</text:p>
        </text:list-item>
        <text:list-item>
          <text:p text:style-name="P49">b : pression</text:p>
        </text:list-item>
        <text:list-item>
          <text:p text:style-name="P49">g : sens du vent</text:p>
        </text:list-item>
        <text:list-item>
          <text:p text:style-name="P49">h : hygrométrie</text:p>
        </text:list-item>
        <text:list-item>
          <text:p text:style-name="P49">n : niveau d’eau de pluie</text:p>
        </text:list-item>
        <text:list-item>
          <text:p text:style-name="P49">t : température</text:p>
        </text:list-item>
      </text:list>
      <text:p text:style-name="P9"><text:soft-page-break/></text:p>
      <text:p text:style-name="P9">Par exemple, la carte du Pluviomètre gérée par <text:span text:style-name="T14">le capteur de et</text:span>Claude qui envoie une seule mesure de niveau <text:span text:style-name="T8">d</text:span>’eau recueillie par le capteur est représentée par cette ligne :</text:p>
      <text:p text:style-name="P9"/>
      <text:p text:style-name="P33">3;Claude;n;mm;Pluviometre</text:p>
      <text:p text:style-name="P33"/>
      <text:p text:style-name="P35">Pour la carte gérée par philippe qui envoie la tem<text:span text:style-name="T8">p</text:span>érature, la pression et l’hygrométrie, la ligne est :</text:p>
      <text:p text:style-name="P35"/>
      <text:p text:style-name="P32"><text:span text:style-name="T13">1;Philippe;t|p|h;C|b|%;temperature|pression|hygro</text:span><text:line-break/></text:p>
      <text:p text:style-name="P38">Le module BOARD prépare lors de son initialisation le contenu de la page HTML utilisée par le module principal. </text:p>
      <text:p text:style-name="P38">Il regroupe les fonctions suivantes :</text:p>
      <text:list text:style-name="L11">
        <text:list-item>
          <text:p text:style-name="P51">String getBoardValue(board *_board, int index);</text:p>
        </text:list-item>
        <text:list-item>
          <text:p text:style-name="P51">char getBoardValueAsChar(board *_board, int index);</text:p>
        </text:list-item>
        <text:list-item>
          <text:p text:style-name="P51">void initBoards();</text:p>
        </text:list-item>
        <text:list-item>
          <text:p text:style-name="P51">int getMaxBoards();</text:p>
        </text:list-item>
        <text:list-item>
          <text:p text:style-name="P51">board * getBoardById(int boardId);</text:p>
        </text:list-item>
        <text:list-item>
          <text:p text:style-name="P51">String getValue(String data, int index);</text:p>
        </text:list-item>
        <text:list-item>
          <text:p text:style-name="P51">char getBoardValueAsChar(board *_board, int index);</text:p>
        </text:list-item>
        <text:list-item>
          <text:p text:style-name="P51">// Retourne la carte à partir de son identifiant</text:p>
        </text:list-item>
        <text:list-item>
          <text:p text:style-name="P51">board * getBoardById(int boardId);</text:p>
        </text:list-item>
        <text:list-item>
          <text:p text:style-name="P51">board * getBoardByIndex(int index);</text:p>
        </text:list-item>
        <text:list-item>
          <text:p text:style-name="P51">int getNbBoards();</text:p>
        </text:list-item>
        <text:list-item>
          <text:p text:style-name="P51">String getIndex_html(); // <text:span text:style-name="T17">Retourne </text:span></text:p>
        </text:list-item>
        <text:list-item>
          <text:p text:style-name="P51">String getBoard_html();</text:p>
        </text:list-item>
        <text:list-item>
          <text:p text:style-name="P51">String getBoards_html();</text:p>
        </text:list-item>
        <text:list-item>
          <text:p text:style-name="P51">void initBoards(); // <text:span text:style-name="T17">initialise les données de ce module et en particulier la page web </text:span></text:p>
        </text:list-item>
        <text:list-item>
          <text:p text:style-name="P51">int getMaxBoards(); // <text:span text:style-name="T17">Retourne le nombre de capteurs définis dans boards.csv</text:span></text:p>
        </text:list-item>
        <text:list-item>
          <text:p text:style-name="P51">String getBoardString(String myString, int index);</text:p>
        </text:list-item>
        <text:list-item>
          <text:p text:style-name="P51">String boardToString (board _board); // <text:span text:style-name="T17">Retourne une chaîne de caractères qui décrit un capteur tel qu’il a até configuré </text:span></text:p>
        </text:list-item>
        <text:list-item>
          <text:p text:style-name="P51">int getNumberOfValues( String data); // <text:span text:style-name="T17">Retourne le nombre de valeurs qui sont envoyés en fonction </text:span></text:p>
        </text:list-item>
      </text:list>
      <text:p text:style-name="P18">Le module MESURES</text:p>
      <text:p text:style-name="P28">Ce module regroupe les fonctions qui permettent de gérer la visualisation et le stockage des mesures envoyées par les capteurs :</text:p>
      <text:list text:style-name="L12">
        <text:list-item>
          <text:p text:style-name="P52">unsigned long getNextIdMesure(); // Retourne le prochain identifiant de mesure</text:p>
        </text:list-item>
        <text:list-item>
          <text:p text:style-name="P52">void incIdMesure(); // Incrémente l’identifiant de mesure</text:p>
        </text:list-item>
        <text:list-item>
          <text:p text:style-name="P52">void incIdMesure();</text:p>
        </text:list-item>
        <text:list-item>
          <text:p text:style-name="P52">void setNextIdMesure(unsigned long nim); // initialise la valeur du prochain identifiant de mesure au démarrage du serveur</text:p>
        </text:list-item>
        <text:list-item>
          <text:p text:style-name="P52">mesure* creerMesure(board *_board, unsigned int seqNum, float value, int index);// Crée une nouvelle mesure </text:p>
        </text:list-item>
        <text:list-item>
          <text:p text:style-name="P52">String mesureToString(mesure * p_mesure); // Pour le debug, retourne une chaîne de caractères décrivant la mesure </text:p>
        </text:list-item>
        <text:list-item>
          <text:p text:style-name="P52">char getTypeId(mesure * p_mesure); // Retourne le type de mesure </text:p>
        </text:list-item>
        <text:list-item>
          <text:p text:style-name="P52">float getValue(mesure * p_mesure); // Retourne la valeur portée par une mesure</text:p>
        </text:list-item>
        <text:list-item>
          <text:p text:style-name="P52">long getTimeStamp(mesure * p_mesure); // retourne l’horodatage d’une mesure</text:p>
        </text:list-item>
        <text:list-item>
          <text:p text:style-name="P52">int getMesureId(mesure * p_mesure); // Retourne l’identifiant d’une mesure </text:p>
        </text:list-item>
        <text:list-item>
          <text:p text:style-name="P52">String mesureToCSV(mesure * _mesure);</text:p>
        </text:list-item>
        <text:list-item>
          <text:p text:style-name="P52"><text:soft-page-break/>ListeMesures * creerListeMesures(void); // crée la laiste des mesures dans la mémoire du serveur</text:p>
        </text:list-item>
        <text:list-item>
          <text:p text:style-name="P52">int initNextMesureId(); // initialise la valeur de l’identifiant de mesure à partir </text:p>
        </text:list-item>
        <text:list-item>
          <text:p text:style-name="P52">board * getBoard(mesure * p_mesure); // Retourne la variable « capteur » correspondant à une mesure</text:p>
        </text:list-item>
        <text:list-item>
          <text:p text:style-name="P52">String readNbMesures();</text:p>
        </text:list-item>
        <text:list-item>
          <text:p text:style-name="P52">String readMesures(int from, int to);</text:p>
        </text:list-item>
        <text:list-item>
          <text:p text:style-name="P52">ListeMesures * getListMesures(); // Retourne la liste des mesures en mémoire dans le serveur</text:p>
        </text:list-item>
        <text:list-item>
          <text:p text:style-name="P52">void ajouterMesure(mesure * p_mesure); // Ajoute une mesure en fin de liste</text:p>
        </text:list-item>
        <text:list-item>
          <text:p text:style-name="P52">void storeMesure(); // stock une mesure à la fin du fichier mesures.csv</text:p>
        </text:list-item>
      </text:list>
      <text:p text:style-name="P19"/>
      <text:p text:style-name="P6"/>
      <text:p text:style-name="P2"/>
      <text:p text:style-name="P2"/>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laude Viéville</meta:initial-creator>
    <meta:creation-date>2022-05-10T11:13:50.16</meta:creation-date>
    <dc:date>2023-11-02T16:17:06.002000000</dc:date>
    <meta:editing-duration>PT13H2M58S</meta:editing-duration>
    <meta:editing-cycles>41</meta:editing-cycles>
    <meta:generator>LibreOffice/7.4.3.2$Windows_X86_64 LibreOffice_project/1048a8393ae2eeec98dff31b5c133c5f1d08b890</meta:generator>
    <meta:document-statistic meta:table-count="0" meta:image-count="0" meta:object-count="0" meta:page-count="6" meta:paragraph-count="159" meta:word-count="2306" meta:character-count="13919" meta:non-whitespace-character-count="11797"/>
  </office:meta>
</office:document-meta>
</file>